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style:font-name="Lobster1" fo:font-size="42pt" officeooo:rsid="00056b9b" officeooo:paragraph-rsid="00056b9b" style:font-size-asian="42pt" style:font-size-complex="42pt"/>
    </style:style>
    <style:style style:name="P2" style:family="paragraph" style:parent-style-name="Standard">
      <style:text-properties style:font-name="Lobster" fo:font-size="42pt" officeooo:rsid="00056b9b" officeooo:paragraph-rsid="00056b9b" style:font-name-asian="Lobster" style:font-size-asian="42pt" style:font-name-complex="Lobster" style:font-size-complex="42pt"/>
    </style:style>
    <style:style style:name="P3" style:family="paragraph" style:parent-style-name="Standard">
      <style:text-properties style:font-name="Lobster" fo:font-size="42pt" officeooo:rsid="00056b9b" officeooo:paragraph-rsid="0007efc2" style:font-name-asian="Lobster" style:font-size-asian="42pt" style:font-name-complex="Lobster" style:font-size-complex="42pt"/>
    </style:style>
    <style:style style:name="T1" style:family="text">
      <style:text-properties style:font-name="Lobster" style:font-name-asian="Lobster" style:font-name-complex="Lobster"/>
    </style:style>
    <style:style style:name="T2" style:family="text">
      <style:text-properties style:font-name-asian="Noto Serif CJK JP" style:font-name-complex="FreeSans1"/>
    </style:style>
    <style:style style:name="T3" style:family="text">
      <style:text-properties officeooo:rsid="0007efc2"/>
    </style:style>
    <style:style style:name="T4" style:family="text">
      <style:text-properties officeooo:rsid="0005b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s -</text:p>
      <text:p text:style-name="P1"><text:tab/>Anisotropic Filtering</text:p>
      <text:p text:style-name="P1"><text:tab/><text:tab/><text:span text:style-name="T1">◊16</text:span><text:span text:style-name="T2"> </text:span><text:span text:style-name="T1">◊8 ◊4 ◊2 ◊Off</text:span></text:p>
      <text:p text:style-name="P1"><text:tab/>Mipmaps</text:p>
      <text:p text:style-name="P1"><text:tab/><text:tab/><text:span text:style-name="T1">◊On ◊Off</text:span></text:p>
      <text:p text:style-name="P1"><text:tab/>Asset Resolution</text:p>
      <text:p text:style-name="P1"><text:tab/><text:tab/><text:span text:style-name="T1">◊High ◊Medium ◊Low</text:span></text:p>
      <text:p text:style-name="P2"><text:tab/><text:span text:style-name="T3">Mesh</text:span></text:p>
      <text:p text:style-name="P3"><text:tab/><text:tab/>◊<text:span text:style-name="T4">O</text:span><text:span text:style-name="T3">ff</text:span><text:span text:style-name="T4"> </text:span>◊<text:span text:style-name="T3">Wire </text:span>◊ <text:span text:style-name="T3">Poin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4:17:09.000281685</meta:creation-date>
    <dc:date>2026-02-09T18:12:55.802155256</dc:date>
    <meta:editing-duration>PT14H53M4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9" meta:word-count="22" meta:character-count="132" meta:non-whitespace-character-count="107"/>
  </office:meta>
</office:document-meta>
</file>